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3312" calcext:value-type="float">
            <text:p>28.0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0096" calcext:value-type="float">
            <text:p>28.2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25101141001</text:p>
          </table:table-cell>
          <table:table-cell office:value-type="string" calcext:value-type="string">
            <text:p>1N 35W 11AD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